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746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9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6" table:style-name="ce5">
            <text:p>0,1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09" table:style-name="ce5">
            <text:p>0,09</text:p>
          </table:table-cell>
          <table:table-cell office:value-type="float" office:value="29" table:style-name="ce5">
            <text:p>29</text:p>
          </table:table-cell>
          <table:table-cell office:value-type="float" office:value="16" table:style-name="ce5">
            <text:p>16</text:p>
          </table:table-cell>
          <table:table-cell office:value-type="float" office:value="4.83" table:style-name="ce5">
            <text:p>4,83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.55200000000000005" table:style-name="ce5">
            <text:p>0,552</text:p>
          </table:table-cell>
          <table:table-cell office:value-type="float" office:value="485" table:style-name="ce5">
            <text:p>485</text:p>
          </table:table-cell>
          <table:table-cell office:value-type="float" office:value="80.83" table:style-name="ce5">
            <text:p>80,83</text:p>
          </table:table-cell>
          <table:table-cell office:value-type="float" office:value="11" table:style-name="ce5">
            <text:p>11</text:p>
          </table:table-cell>
          <table:table-cell office:value-type="float" office:value="215" table:style-name="ce5">
            <text:p>21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0.7944" table:style-name="ce5">
            <text:p>0,7944</text:p>
          </table:table-cell>
          <table:table-cell office:value-type="float" office:value="0.84650000000000003" table:style-name="ce5">
            <text:p>0,84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1-01-17T19:54:44Z</dc:date>
  </office:meta>
</office:document-meta>
</file>